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opacity="100%" draw:textarea-horizontal-align="justify" draw:textarea-vertical-align="middle" draw:auto-grow-height="false" fo:min-height="5.75cm" fo:min-width="9.5cm" draw:shadow-color="#000000"/>
    </style:style>
    <style:style style:name="gr2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3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333cm"/>
      <style:paragraph-properties style:writing-mode="lr-tb"/>
    </style:style>
    <style:style style:name="P1" style:family="paragraph">
      <loext:graphic-properties draw:fill-color="#000000" draw:opacity="100%"/>
      <style:paragraph-properties fo:margin-left="-0.2cm" fo:margin-right="18.8cm" fo:text-align="center" fo:text-indent="0.3cm"/>
    </style:style>
    <style:style style:name="P2" style:family="paragraph">
      <style:paragraph-properties fo:margin-left="-0.2cm" fo:margin-right="18.8cm" fo:text-align="center" fo:text-indent="0.3cm"/>
    </style:style>
    <style:style style:name="P3" style:family="paragraph">
      <style:text-properties fo:color="#ffffff" loext:opacity="100%"/>
    </style:style>
    <style:style style:name="P4" style:family="paragraph">
      <loext:graphic-properties draw:fill="none" draw:fill-color="#ffffff"/>
      <style:paragraph-properties fo:margin-left="-0.2cm" fo:margin-right="18.8cm" fo:text-indent="0.3cm"/>
      <style:text-properties fo:color="#ffffff" loext:opacity="100%"/>
    </style:style>
    <style:style style:name="P5" style:family="paragraph">
      <loext:graphic-properties draw:fill="none" draw:fill-color="#ffffff"/>
      <style:paragraph-properties fo:margin-left="-0.2cm" fo:margin-right="18.8cm" fo:text-indent="0.3cm"/>
    </style:style>
    <style:style style:name="P6" style:family="paragraph">
      <style:paragraph-properties fo:text-align="end"/>
      <style:text-properties fo:color="#ffffff" loext:opacity="100%" fo:font-size="14pt"/>
    </style:style>
    <style:style style:name="P7" style:family="paragraph">
      <loext:graphic-properties draw:fill="none" draw:fill-color="#ffffff"/>
      <style:paragraph-properties fo:margin-left="-0.2cm" fo:margin-right="18.8cm" fo:text-align="end" fo:text-indent="0.3cm"/>
      <style:text-properties fo:color="#ffffff" loext:opacity="100%" fo:font-size="14pt"/>
    </style:style>
    <style:style style:name="P8" style:family="paragraph">
      <style:paragraph-properties fo:text-align="end"/>
      <style:text-properties fo:color="#ffffff" loext:opacity="100%" style:font-name="Liberation Sans1" fo:font-size="14pt"/>
    </style:style>
    <style:style style:name="P9" style:family="paragraph">
      <loext:graphic-properties draw:fill="none" draw:fill-color="#ffffff"/>
      <style:paragraph-properties fo:margin-left="-0.2cm" fo:margin-right="18.8cm" fo:text-align="end" fo:text-indent="0.3cm"/>
      <style:text-properties fo:color="#ffffff" loext:opacity="100%" style:font-name="Liberation Sans1" fo:font-size="14pt"/>
    </style:style>
    <style:style style:name="P10" style:family="paragraph">
      <style:paragraph-properties fo:text-align="start"/>
      <style:text-properties fo:color="#ffffff" loext:opacity="100%" fo:font-size="14pt"/>
    </style:style>
    <style:style style:name="P11" style:family="paragraph">
      <loext:graphic-properties draw:fill="none" draw:fill-color="#ffffff"/>
      <style:paragraph-properties fo:margin-left="-0.2cm" fo:margin-right="18.8cm" fo:text-align="start" fo:text-indent="0.3cm"/>
      <style:text-properties fo:color="#ffffff" loext:opacity="100%" fo:font-size="14pt"/>
    </style:style>
    <style:style style:name="T1" style:family="text">
      <style:text-properties fo:color="#ffffff" loext:opacity="100%"/>
    </style:style>
    <style:style style:name="T2" style:family="text">
      <style:text-properties style:font-name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6cm" svg:x="2cm" svg:y="0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6.5cm" svg:y="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75cm" svg:height="0.962cm" svg:x="6.6cm" svg:y="5.479cm">
          <draw:text-box>
            <text:p text:style-name="P3">0</text:p>
          </draw:text-box>
        </draw:frame>
        <draw:frame draw:style-name="gr4" draw:text-style-name="P4" draw:layer="layout" svg:width="1.25cm" svg:height="0.962cm" draw:transform="rotate (2.61799387799149) translate (6.083cm 6.399cm)">
          <draw:text-box>
            <text:p text:style-name="P3">10</text:p>
          </draw:text-box>
        </draw:frame>
        <draw:frame draw:style-name="gr5" draw:text-style-name="P4" draw:layer="layout" svg:width="1.25cm" svg:height="0.983cm" draw:transform="rotate (2.0943951023932) translate (4.899cm 5.615cm)">
          <draw:text-box>
            <text:p text:style-name="P3">15</text:p>
          </draw:text-box>
        </draw:frame>
        <draw:frame draw:style-name="gr5" draw:text-style-name="P4" draw:layer="layout" svg:width="1.25cm" svg:height="0.983cm" draw:transform="rotate (1.5707963267949) translate (4.25cm 4.341cm)">
          <draw:text-box>
            <text:p text:style-name="P3">20</text:p>
          </draw:text-box>
        </draw:frame>
        <draw:frame draw:style-name="gr5" draw:text-style-name="P4" draw:layer="layout" svg:width="1.25cm" svg:height="0.983cm" draw:transform="rotate (1.0471975511966) translate (4.274cm 2.874cm)">
          <draw:text-box>
            <text:p text:style-name="P3">25</text:p>
          </draw:text-box>
        </draw:frame>
        <draw:frame draw:style-name="gr5" draw:text-style-name="P5" draw:layer="layout" svg:width="1.25cm" svg:height="0.983cm" draw:transform="rotate (0.523598775598299) translate (5cm 1.666cm)">
          <draw:text-box>
            <text:p><text:span text:style-name="T1">30</text:span></text:p>
          </draw:text-box>
        </draw:frame>
        <draw:frame draw:style-name="gr5" draw:text-style-name="P4" draw:layer="layout" svg:width="1.25cm" svg:height="0.983cm" svg:x="6.35cm" svg:y="0.958cm">
          <draw:text-box>
            <text:p text:style-name="P3">35</text:p>
          </draw:text-box>
        </draw:frame>
        <draw:frame draw:style-name="gr5" draw:text-style-name="P4" draw:layer="layout" svg:width="1.25cm" svg:height="0.983cm" draw:transform="rotate (-0.523598775598299) translate (7.791cm 0.991cm)">
          <draw:text-box>
            <text:p text:style-name="P3">40</text:p>
          </draw:text-box>
        </draw:frame>
        <draw:frame draw:style-name="gr5" draw:text-style-name="P4" draw:layer="layout" svg:width="1.25cm" svg:height="0.983cm" draw:transform="rotate (-1.0471975511966) translate (9.101cm 1.841cm)">
          <draw:text-box>
            <text:p text:style-name="P3">45</text:p>
          </draw:text-box>
        </draw:frame>
        <draw:frame draw:style-name="gr5" draw:text-style-name="P4" draw:layer="layout" svg:width="1.25cm" svg:height="0.983cm" draw:transform="rotate (-1.5707963267949) translate (9.733cm 3.091cm)">
          <draw:text-box>
            <text:p text:style-name="P3">50</text:p>
          </draw:text-box>
        </draw:frame>
        <draw:frame draw:style-name="gr5" draw:text-style-name="P4" draw:layer="layout" svg:width="1.25cm" svg:height="0.983cm" draw:transform="rotate (-2.0943951023932) translate (9.726cm 4.532cm)">
          <draw:text-box>
            <text:p text:style-name="P3">55</text:p>
          </draw:text-box>
        </draw:frame>
        <draw:frame draw:style-name="gr5" draw:text-style-name="P4" draw:layer="layout" svg:width="1.25cm" svg:height="0.983cm" draw:transform="rotate (-2.61799387799149) translate (8.924cm 5.792cm)">
          <draw:text-box>
            <text:p text:style-name="P3">60</text:p>
          </draw:text-box>
        </draw:frame>
        <draw:frame draw:style-name="gr6" draw:text-style-name="P7" draw:layer="layout" svg:width="3.25cm" svg:height="1.361cm" svg:x="8.75cm" svg:y="5.468cm">
          <draw:text-box>
            <text:p text:style-name="P6">PHANTOM</text:p>
          </draw:text-box>
        </draw:frame>
        <draw:frame draw:style-name="gr7" draw:text-style-name="P7" draw:layer="layout" svg:width="1.75cm" svg:height="0.806cm" svg:x="10.25cm" svg:y="3.162cm">
          <draw:text-box>
            <text:p text:style-name="P6">IN</text:p>
          </draw:text-box>
        </draw:frame>
        <draw:frame draw:style-name="gr6" draw:text-style-name="P9" draw:layer="layout" svg:width="2.5cm" svg:height="1.361cm" svg:x="9.5cm" svg:y="1.01cm">
          <draw:text-box>
            <text:p text:style-name="P8"><text:span text:style-name="T2">PHASE</text:span></text:p>
          </draw:text-box>
        </draw:frame>
        <draw:frame draw:style-name="gr6" draw:text-style-name="P11" draw:layer="layout" svg:width="2.75cm" svg:height="1.361cm" svg:x="2cm" svg:y="5.468cm">
          <draw:text-box>
            <text:p text:style-name="P10">+48V DC</text:p>
          </draw:text-box>
        </draw:frame>
        <draw:frame draw:style-name="gr6" draw:text-style-name="P11" draw:layer="layout" svg:width="2.25cm" svg:height="1.361cm" svg:x="2cm" svg:y="3.191cm">
          <draw:text-box>
            <text:p text:style-name="P10">OUT</text:p>
          </draw:text-box>
        </draw:frame>
        <draw:frame draw:style-name="gr6" draw:text-style-name="P11" draw:layer="layout" svg:width="3.25cm" svg:height="1.361cm" svg:x="2cm" svg:y="0.941cm">
          <draw:text-box>
            <text:p text:style-name="P10">ThatMicPre</text:p>
            <text:p text:style-name="P10">v1.0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22.312cm" fo:margin-left="0cm" fo:margin-right="1.99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3T18:01:47.485000000</meta:creation-date>
    <meta:print-date>2021-02-13T20:35:12.284000000</meta:print-date>
    <dc:date>2021-02-13T20:44:29.262000000</dc:date>
    <meta:editing-duration>PT20M13S</meta:editing-duration>
    <meta:editing-cycles>3</meta:editing-cycles>
    <meta:generator>LibreOffice/7.1.0.3$Windows_X86_64 LibreOffice_project/f6099ecf3d29644b5008cc8f48f42f4a40986e4c</meta:generator>
    <meta:document-statistic meta:object-count="20"/>
  </office:meta>
</office:document-meta>
</file>